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center" style:justify-single-word="false"/>
      <style:text-properties style:text-underline-style="solid" style:text-underline-width="auto" style:text-underline-color="font-color"/>
    </style:style>
    <style:style style:name="P2" style:family="paragraph" style:parent-style-name="Heading_20_3">
      <style:paragraph-properties fo:text-align="center" style:justify-single-word="false"/>
    </style:style>
    <style:style style:name="P3" style:family="paragraph" style:parent-style-name="Heading_20_3">
      <style:paragraph-properties fo:text-align="center" style:justify-single-word="false"/>
      <style:text-properties officeooo:paragraph-rsid="0025d868"/>
    </style:style>
    <style:style style:name="P4" style:family="paragraph" style:parent-style-name="Text_20_body">
      <style:paragraph-properties fo:text-align="start" style:justify-single-word="false"/>
    </style:style>
    <style:style style:name="P5" style:family="paragraph" style:parent-style-name="Horizontal_20_Line">
      <style:paragraph-properties fo:margin-top="0in" fo:margin-bottom="0.0972in" style:contextual-spacing="false" fo:line-height="115%"/>
    </style:style>
    <style:style style:name="P6" style:family="paragraph" style:parent-style-name="Heading_20_3">
      <style:paragraph-properties fo:margin-top="0in" fo:margin-bottom="0.0972in" style:contextual-spacing="false" fo:line-height="115%"/>
    </style:style>
    <style:style style:name="T1" style:family="text">
      <style:text-properties officeooo:rsid="003a6cb3"/>
    </style:style>
    <style:style style:name="T2" style:family="text">
      <style:text-properties officeooo:rsid="00375c64"/>
    </style:style>
    <style:style style:name="T3" style:family="text">
      <style:text-properties officeooo:rsid="003c56cc"/>
    </style:style>
    <style:style style:name="T4" style:family="text">
      <style:text-properties officeooo:rsid="0021f325"/>
    </style:style>
    <style:style style:name="T5" style:family="text">
      <style:text-properties officeooo:rsid="00258bd8"/>
    </style:style>
    <style:style style:name="T6" style:family="text">
      <style:text-properties officeooo:rsid="002ebb6b"/>
    </style:style>
    <style:style style:name="T7" style:family="text">
      <style:text-properties fo:font-weight="bold" style:font-weight-asian="bold" style:font-weight-complex="bold"/>
    </style:style>
    <style:style style:name="T8" style:family="text">
      <style:text-properties officeooo:rsid="002851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Yori grew up in a village that was neither rich nor poor, but filled with happiness and peace. The village maintained a close relationship with a nearby multi-race village, trading goods and occasionally taking on questionable tasks, with the understanding that such tasks had to be carried out away from both villages. Every year, the villages would take turns hosting a grand festival, a time of joy and celebration.</text:p>
      <text:p text:style-name="Text_20_body">When Yori was still a young kit, his village hosted one such festival. The air was filled with dancing, singing, and the cheerful buzz of festivities. However, the celebration was interrupted by a group of armored elves who arrived with swords drawn. Yori’s father, the village leader, kindly approached the elves, asking them to sheathe their weapons as their heavily armed presence made the villagers and their guests nervous. The elf leader complied, apologizing and ordering his men to do the same. As a gesture of hospitality, Yori’s father offered to feed the elves, who explained they were hunting a band of Hobgoblins that had been raiding nearby villages. The elves had killed a few, but the rest had escaped.</text:p>
      <text:p text:style-name="Text_20_body">That night, extra guards were posted, <text:s/>The sound of clashing weapons rang out <text:span text:style-name="T1">throught the dense forest</text:span>, and Yori's father, along with a group of the village’s best fighters, transformed into their fox forms and rushed to the battle. The Hobgoblins had ambushed the elves, leaving only their leader alive <text:span text:style-name="T1">along with a young Sargent he fount to protect</text:span> when the Vulpiri arrived. The Vulpiri swiftly defeated the Hobgoblins and brought the elf leader back to the village, tending to his wounds over the next few days. A deep trust was formed between the elf and Yori’s father, who even revealed his true form to his new friend. In gratitude, the elf later sent a beautifully crafted dagger with a golden fox pommel to Yori’s father, with a note explaining that the dagger had a twin, which he carried. The note also expressed the elf’s deep appreciation for saving his lif<text:span text:style-name="T1">e</text:span>, <text:span text:style-name="T1">more importantly the young human sargent</text:span> and that the daggers were meant to be reunited in death, symbolizing the bond between them.</text:p>
      <text:p text:style-name="Text_20_body">Years later, on an early fall evening, Yori was walking home with his best friend Nami, carrying fresh blueberries—a known favorite of Vulpiri. Suddenly, they heard screams coming from his house. The village was under attack by Hobgoblins again, this time bearing a Red Raven mark. The leader of the Hobgoblins pointed directly at Yori’s father. Yori and Nami drew their daggers, ready to fight, knowing that an unarmed Vulpiri was a dead Vulpiri. Despite their bravery and training, the overwhelming numbers of Hobgoblins began to turn the tide against the village. Yori’s father fought valiantly, wielding both his elven dagger and short sword, but was eventually struck down by a powerful Hobgoblin.</text:p>
      <text:p text:style-name="Text_20_body">Yori watched in horror as his father was killed, unable to reach him in time. A massive Hobgoblin then grabbed Yori and Nami, throwing Yori against an oak tree and breaking his arm. Moments later, Nami was also thrown against the tree. They thought it was the end, but the Hobgoblin was distracted by other fighting Vulpiri. Nami, injured but conscious, urged Yori to flee. Torn between his loyalty to the village and the need to survive, Yori finally agreed when Nami passed out from her injuries. He carried her through the night, stopping only once to look back at their village, now engulfed in flames. Everything he knew was burning, but he knew he had to keep Nami safe.</text:p>
      <text:p text:style-name="Text_20_body">At sunrise, they reached a river and saw an abbey nearby. Exhausted and with their natural shapeshifting magic faded, they approached the abbey's doors. A half-elf druid and cleric named Livvi opened the door, immediately healing Yori’s broken arm and calling for others to assist. As Yori lost consciousness, he only remembered repeating, "Save her... save her." Days later, he awoke to the same half-elf tending his wounds. She had red-orange hair, reminiscent of his own fur, and wore it in a loose braid over one shoulder. She smiled warmly at him, but before she could speak, Nami excitedly burst into the room, nearly dropping a tray of blueberries. She leaped to hug Yori, forgetting about his broken ribs in her joy.</text:p>
      <text:p text:style-name="Text_20_body"><text:soft-page-break/>Livvi watched from the corner as the two young Vulpiri spoke in their native language, clearly overjoyed to be alive. A dwarf named Brunn entered the room, conversing with Livvi. They both observed the Vulpiri for a moment before Livvi remarked on their majestic nature, to which Brunn agreed, noting he hadn’t seen their kind before. Livvi then returned to Yori’s bedside, insisting on finishing dressing his wounds, despite the healing spells. She explained that sometimes the body needed time to fully heal.</text:p>
      <text:p text:style-name="Text_20_body">Nami sat fidgeting in a corner chair, while Livvi caught Yori up on events at the abbey and beyond. She pointed out a special dagger in a box that had mysteriously appeared at the abbey, noting that every time they tried to move it, it would return. Yori immediately recognized it as his father’s dagger. He asked about his coin, and Nami silently flipped it to him, showing she had kept it safe. Livvi mentioned that both the coin and the dagger held some significance, though she wasn’t sure what.</text:p>
      <text:p text:style-name="Text_20_body">Outside the abbey, the clerics reported that the Red Raven Hobgoblins had been attacking numerous villages. Seeing the fire in Yori’s eyes, Livvi advised that there was nothing he could do in his current state and suggested they take a walk outside. As they made their way to the courtyard, Nami clung to his good arm, worriedly telling him she never wanted to lose him again. When they stepped onto the grass, both Vulpiri felt rejuvenated by the cool earth beneath their paws and the wind in their fur. Yori’s ribs no longer hurt. Livvi giggled, nudging Brunn and collecting a bet they had made that the Vulpiri would almost heal completely once outside.</text:p>
      <text:p text:style-name="Text_20_body">She then handed Yori two gold pieces, a small gift, and offered him a satchel to keep them in, knowing that foxfolk liked to have a stash. She suggested that Yori should train and grow stronger at the abbey and mentioned that Nami was planning to join a sister druid grove. However, before Yori could fully immerse himself in training, he needed to reunite his father’s dagger with its twin, which was in the possession of an elf named Arin in Arin’s Watch.</text:p>
      <text:p text:style-name="Text_20_body">Livvi nodded, agreeing that this quest was important. She waved her hand, summoning Brunn and two other armored clerics who would escort Yori and Nami on their journey. She explained that they had anticipated this quest, sensing the magical attunement on the dagger. Their first mission was to travel to <text:span text:style-name="T2">Arin’s Watch</text:span>, a journey that took three days. Along the way, the Vulpiri marveled at the peaceful river valleys they had never seen before. Despite the guilt of leaving their village in its time of need, they found joy and sang songs at night, as Vulpiri always do.</text:p>
      <text:p text:style-name="Text_20_body">When they finally reached Arin’s Watch, the city guards initially questioned their presence, especially Yori and Nami. But upon seeing the dagger in Yori’s sash, their attitude changed, and they escorted the group to Arin’s house. Before they could knock, the door opened, and Arin stood there. He embraced Yori, expressing deep sorrow for what had happened. Inside, Yori noticed the twin dagger. Just then, a fox came racing out of the house, causing Nami to squeal with excitement. She instinctively revealed her tail and crouched to speak to the fox in Vulpine, much to the guards' confusion.</text:p>
      <text:p text:style-name="Text_20_body">The elf dismissed the guards and invited everyone inside. As they sat around the table, Arin discussed the recent attacks by the Red Raven Hobgoblins and other ominous events. Yori interrupted, explaining the purpose of his visit—to fulfill a pact of sorts. He placed his father’s dagger on the table, in the box with its twin. But when Arin closed the lid and latched it, the dagger reappeared in front of Yori. The elf smiled knowingly, explaining that the daggers were magically attuned to their owners and could be passed down as heirlooms. He speculated that Yori’s father might have intended the daggers to be a legacy for future generations, something Yori had missed amidst the chaos.</text:p>
      <text:p text:style-name="Text_20_body">With a renewed sense of purpose, Yori realized he had much to learn about the magic and legacy he had inherited. Before returning to the abbey, they decided to visit their home, about two weeks after the attack, as <text:soft-page-break/>they had stayed with the elf for several days. The scene that awaited them was devastating. Houses were reduced to ashes, and not a single Vulpiri was in sight. Strangely, there were no bodies, which left them <text:span text:style-name="T3">at </text:span>uneasy.</text:p>
      <text:p text:style-name="Text_20_body">They made their way to Nami's house, where she found her mother’s amethyst necklace among the ruins. Overcome with emotion, Nami fell to the ground, sobbing. Yori, deeply moved, knelt beside her, offering comfort to his great friend. Brunn and the two other clerics stood guard over them, knowing how important they were, though perhaps not the full extent. Brunn, ever vigilant, noticed one of the guards getting lazy and jabbed him with his Warhammer.</text:p>
      <text:p text:style-name="Text_20_body">When Yori and Nami finally stood up to return to the carriage, their eyes glowed blue and purple, revealing their true forms. Shadowy purple and blue ghost images of their yet-to-grow Vulpiri tails flickered behind them. The sight was almost crushing in its <text:span text:style-name="T4">it’s power that even Brunn almost buckled at the sight of it.<text:line-break/><text:line-break/></text:span>When Yori and Nami returned to the abbey, the atmosphere was different. Their recent experiences had altered them in profound ways, and the abbey's residents could sense it. The power that radiated from the young Vulpiri was no longer just potential—it was tangible, almost overwhelming. As they entered the abbey, Brunn noticed the change immediately. Livvi, who had been meditating in the courtyard, opened her eyes as if she could feel their presence from a distance. She quickly made her way to the entrance to greet them.</text:p>
      <text:p text:style-name="Text_20_body">The moment Livvi saw Yori and Nami, she paused, taking in their glowing eyes and the shadowy forms of their yet-to-grow tails. The raw power they now exuded was nearly crushing. Even the usually stoic clerics who had escorted them could barely stand straight, their knees trembling under the weight of the Vulpiri's aura. Brunn, who was more accustomed to such displays of power, still found it difficult to maintain his composure. He let out a hearty laugh, breaking the tension in the air.</text:p>
      <text:p text:style-name="Text_20_body">“This is why we’re here,” Brunn said, clapping a hand on the shoulder of one of the nervous clerics. “These two might even surpass me and Livvi one day.”</text:p>
      <text:p text:style-name="Text_20_body">Only Brunn and Livvi had seen Yori and Nami in their true forms before, but never like this. The magnitude of their power hinted at something ancient, something deeply tied to their Vulpiri bloodline. Livvi, always perceptive, sensed that Yori and Nami were on the verge of awakening abilities that had lain dormant for generations.</text:p>
      <text:p text:style-name="Text_20_body">Livvi approached them, her voice calm but filled with respect. "You’ve returned more powerful than when you left, but power without control can be dangerous. It’s time to start your training in earnest. There are things you need to learn, things that even your ancestors might have forgotten."</text:p>
      <text:p text:style-name="Text_20_body">Yori nodded, determination in his eyes. He knew that to avenge his village and fulfill his father’s legacy, he needed to master the powers within him. Nami, still wearing her mother’s amethyst necklace, looked to Yori, drawing strength from his resolve. They both understood that their journey was just beginning.</text:p>
      <text:p text:style-name="Text_20_body">Training at the abbey was rigorous. Livvi and Brunn took turns overseeing their sessions, focusing not only on physical combat but also on harnessing their magical abilities. Livvi taught them to control their shapeshifting, emphasizing the importance of balance between their fox forms and their human appearances. She also began to introduce them to ancient spells tied to their Vulpiri heritage—spells that could manipulate illusions, control fire, and even influence the emotions of those around them.</text:p>
      <text:p text:style-name="Text_20_body">Brunn, on the other hand, focused on their combat skills. He drilled them in weaponry, teaching Yori to wield the twin daggers with deadly precision. For Nami, he emphasized agility and the use of her natural Vulpiri <text:soft-page-break/>speed in battle. Under Brunn’s guidance, they also learned to fight together, developing a synchronized fighting style that combined their unique strengths.</text:p>
      <text:p text:style-name="Text_20_body">Weeks turned into months, and Yori and Nami began to unlock new abilities. Yori discovered that he could tap into the memories of his ancestors through the elven daggers, gaining insights into ancient Vulpiri techniques. Nami found that her connection to nature was deepening, allowing her to communicate with animals and draw strength from the earth itself.</text:p>
      <text:p text:style-name="Text_20_body">One evening, during a particularly intense training session, Livvi decided it was time to test their limits. She led them to a secluded part of the abbey’s grounds, where a hidden stone circle lay buried beneath the overgrowth. The circle was inscribed with runes older than the abbey itself, a place of power that Livvi had kept secret until now.</text:p>
      <text:p text:style-name="Text_20_body">“This is a place where the veil between worlds is thin,” Livvi explained. “Here, you’ll face not just physical challenges, but also trials of the mind and spirit. To master your Vulpiri powers, you must first master yourselves.”</text:p>
      <text:p text:style-name="Text_20_body">As the sun set, Livvi activated the runes, and the circle began to glow with an ethereal light. Yori and Nami felt a surge of energy, as if the ancient spirits of their ancestors were awakening within them. The air around them shimmered, and suddenly, they were no longer standing in the abbey grounds but in a vast, mystical landscape filled with shifting shadows and fleeting images from their pasts.</text:p>
      <text:p text:style-name="Text_20_body">The trial had begun.</text:p>
      <text:p text:style-name="Text_20_body">Yori and Nami were separated, each facing their own challenges. Yori found himself in a dark forest, the same one where his village had once stood. The shadows around him formed into the shapes of his lost family and friends, their faces filled with despair. A deep voice echoed through the trees, asking him what he truly sought: revenge or redemption. Yori had to confront his own anger and grief, finding a way to channel it into strength rather than letting it consume him.</text:p>
      <text:p text:style-name="Text_20_body">Nami, on the other hand, was taken to a vast, desolate plain where she was surrounded by illusions of her past fears—loneliness, failure, and the loss of her loved ones. She had to use her growing powers of illusion to dispel these fears, realizing that they were only as strong as she allowed them to be. In doing so, she discovered a new level of control over her abilities, allowing her to create more powerful and convincing illusions.</text:p>
      <text:p text:style-name="Text_20_body">As the night wore on, both Yori and Nami faced their inner demons and emerged stronger, their powers more refined and their resolve unshakable. When they finally returned to the abbey, Livvi and Brunn could see the change in them. The once raw and uncontrolled power had become focused, honed into a force that could shape their destinies.</text:p>
      <text:p text:style-name="Text_20_body">Their training continued, but Yori and Nami now understood that their true strength came not just from their Vulpiri heritage, but from their ability to confront and overcome their own fears and weaknesses. They were no longer just two young Vulpiri seeking revenge; they were becoming something more—warriors with the potential to change the fate of their people.</text:p>
      <text:p text:style-name="Text_20_body">As the months passed, rumors began to spread of the two Vulpiri training at the abbey, and allies started to gather. Yori and Nami knew that the time would soon come when they would have to leave the abbey and confront the Red Raven Hobgoblins. But this time, they would be ready.</text:p>
      <text:h text:style-name="P1" text:outline-level="3"><text:soft-page-break/>Chapter 1: The Echoes of a Lost Home</text:h>
      <text:p text:style-name="Text_20_body">The abbey's stone walls loomed tall and ancient, a sanctuary where old magic and new resolve intertwined. Yori and Nami stepped through the entrance, their presence casting long, spectral shadows in the flickering torchlight. Their recent experiences had altered them in profound ways, and the abbey's residents could sense it immediately. The power that radiated from the young Vulpiri was no longer just potential—it was tangible, almost overwhelming.</text:p>
      <text:p text:style-name="Text_20_body">As they crossed the threshold, Brunn noticed the change in them. His keen dwarven eyes caught the faint shimmer of raw power that clung to them like a second skin. Livvi, who had been meditating in the courtyard, opened her eyes, sensing their presence from a distance. She rose and made her way to the entrance, her soft steps betraying none of the urgency she felt.</text:p>
      <text:p text:style-name="Text_20_body">The moment Livvi saw Yori and Nami, she paused. Their eyes glowed with a brilliance that was both mesmerizing and terrifying—Yori’s a deep, pulsating blue, and Nami’s a vibrant, ethereal purple. Ghostly images of their yet-to-grow Vulpiri tails flickered behind them, shadowy and insubstantial, but unmistakably there. The raw power they exuded was nearly crushing, forcing even the most battle-hardened clerics to falter. Brunn, though more accustomed to such displays, felt the weight of their presence pressing down on him. He let out a hearty laugh, breaking the tension in the air.</text:p>
      <text:p text:style-name="Text_20_body">“This is why we’re here,” Brunn said, clapping a hand on the shoulder of one of the nervous clerics. “These two might even surpass me and Livvi one day.”</text:p>
      <text:p text:style-name="Text_20_body">Only Brunn and Livvi had seen Yori and Nami in their true forms before, but never like this. The magnitude of their power hinted at something ancient, something deeply tied to their Vulpiri bloodline. Livvi, ever perceptive, sensed that Yori and Nami were on the verge of awakening abilities that had lain dormant for generations.</text:p>
      <text:p text:style-name="Text_20_body">Livvi approached them, her voice calm but filled with respect. "You’ve returned more powerful than when you left, but power without control can be dangerous. It’s time to start your training in earnest. There are things you need to learn, things that even your ancestors might have forgotten."</text:p>
      <text:p text:style-name="Text_20_body">Yori nodded, determination in his eyes. He knew that to avenge his village and fulfill his father’s legacy, he needed to master the powers within him. Nami, still wearing her mother’s amethyst necklace, looked to Yori, drawing strength from his resolve. They both understood that their journey was just beginning.</text:p>
      <text:p text:style-name="Text_20_body">Training at the abbey was rigorous. Livvi and Brunn took turns overseeing their sessions, focusing not only on physical combat but also on harnessing their magical abilities. Livvi taught them to control their shapeshifting, emphasizing the importance of balance between their fox forms and their <text:span text:style-name="T3">half-elf</text:span> appearances. She began to introduce them to ancient spells tied to their Vulpiri heritage—<text:span text:style-name="T3">powers</text:span> that could manipulate illusions, control fire, and even influence the emotions of those around them.</text:p>
      <text:p text:style-name="Text_20_body">Brunn, on the other hand, focused on their combat skills. He drilled them in weaponry, teaching Yori to wield the twin daggers with deadly precision. For Nami, he emphasized agility and the use of her natural Vulpiri speed in battle. Under Brunn’s guidance, they also learned to fight together, developing a synchronized fighting style that combined their unique strengths.</text:p>
      <text:p text:style-name="Text_20_body">Weeks turned into months, and Yori and Nami began to unlock new abilities. Yori discovered that he could tap into the memories of his ancestors through the elven daggers, gaining insights into ancient Vulpiri techniques. Nami found that her connection to nature was deepening, allowing her to communicate with animals and draw strength from the earth itself.</text:p>
      <text:p text:style-name="Text_20_body"><text:soft-page-break/>One evening, during a particularly intense training session, Livvi decided it was time to test their limits. She led them to a secluded part of the abbey’s grounds, where a hidden stone circle lay buried beneath the overgrowth. The circle was inscribed with runes older than the abbey itself, a place of power that Livvi had kept secret until now.</text:p>
      <text:p text:style-name="Text_20_body">“This is a place where the veil between worlds is thin,” Livvi explained. “Here, you’ll face not just physical challenges, but also trials of the mind and spirit. To master your Vulpiri powers, you must first master yourselves.”</text:p>
      <text:p text:style-name="Text_20_body">As the sun set, Livvi activated the runes, and the circle began to glow with an ethereal light. Yori and Nami felt a surge of energy, as if the ancient spirits of their ancestors were awakening within them. The air around them shimmered, and suddenly, they were no longer standing in the abbey grounds but in a vast, mystical landscape filled with shifting shadows and fleeting images from their pasts.</text:p>
      <text:p text:style-name="Text_20_body">The trial had begun.</text:p>
      <text:p text:style-name="Text_20_body">Yori and Nami were separated, each facing their own challenges. Yori found himself in a dark forest, the same one where his village had once stood. The shadows around him formed into the shapes of his lost family and friends, their faces filled with despair. A deep voice echoed through the trees, asking him what he truly sought: revenge or redemption. Yori had to confront his own anger and grief, finding a way to channel it into strength rather than letting it consume him.</text:p>
      <text:p text:style-name="Text_20_body">Nami, on the other hand, was taken to a vast, desolate plain where she was surrounded by illusions of her past fears—loneliness, failure, and the loss of her loved ones. She had to use her growing powers of illusion to dispel these fears, realizing that they were only as strong as she allowed them to be. In doing so, she discovered a new level of control over her abilities, allowing her to create more powerful and convincing illusions.</text:p>
      <text:p text:style-name="Text_20_body">As the night wore on, both Yori and Nami faced their inner demons and emerged stronger, their powers more refined and their resolve unshakable. When they finally returned to the abbey, Livvi and Brunn could see the change in them. The once raw and uncontrolled power had become focused, honed into a force that could shape their destinies.</text:p>
      <text:p text:style-name="Text_20_body">Their training continued, but Yori and Nami now understood that their true strength came not just from their Vulpiri heritage, but from their ability to confront and overcome their own fears and weaknesses. They were no longer just two young Vulpiri seeking revenge; they were becoming something more—warriors with the potential to change the fate of their people.</text:p>
      <text:p text:style-name="Text_20_body">As the months passed, rumors began to spread of the two Vulpiri training at the abbey, and allies started to gather. Yori and Nami knew that the time would soon come when they would have to leave the abbey and confront the Red Raven Hobgoblins. But this time, they would be ready.</text:p>
      <text:h text:style-name="P1" text:outline-level="3">Chapter 2: The Hidden Secrets of the Sanctuary</text:h>
      <text:p text:style-name="Text_20_body">As the days turned into weeks, Yori and Nami’s training at the abbey deepened, revealing more than just the honing of their physical and magical abilities. The abbey, ancient and steeped in mystery, held secrets that beckoned to the Vulpiri.</text:p>
      <text:p text:style-name="Text_20_body">One evening, after a particularly grueling training session with Brunn and Livvi, Yori and Nami, exhausted but restless, decided to explore the abbey. They stumbled upon hidden passages obscured by centuries of dust and cobwebs, leading to vast underground chambers. These chambers, bathed in the soft glow of torches, revealed hidden libraries untouched for centuries.</text:p>
      <text:p text:style-name="Text_20_body"><text:soft-page-break/>The libraries were a treasure trove of ancient knowledge. Shelves lined with scrolls and tomes detailed the rich history of the Vulpiri. Yori and Nami discovered texts describing their kind as revered guardians of sacred places, protectors of the delicate balance between the physical and spiritual realms. The manuscripts revealed that Vulpiri were entrusted with safeguarding ley lines—mystical channels of energy that traversed the world. The abbey itself was built upon one of these ley lines, its purpose to channel and protect the potent energy flowing through it.</text:p>
      <text:p text:style-name="Text_20_body">Among the myriad of discoveries, Yori and Nami unearthed manuscripts detailing Vulpiri rituals, diagrams of powerful magical formations, and accounts of legendary Vulpiri wielding extraordinary abilities. They found enchanted amulets that glowed with ancient magic, ceremonial daggers with intricate designs, and artifacts imbued with potent enchantments. Each item told a story, painting a picture of a time when Vulpiri wielded immense power and influence.</text:p>
      <text:p text:style-name="Text_20_body">One night, Yori experienced a dream so vivid it felt like a memory. He saw his father standing at the edge of a vast, shadowy forest, holding both daggers—the one Yori possessed and the twin held by the elf, Arin. His father urged him to seek out the lost Vulpiri tribes, scattered across the land after the fall of their village. The dream was so powerful that when Yori awoke, he discovered the red scarf his mother had left behind glowing with an ethereal light.</text:p>
      <text:p text:style-name="Text_20_body">Yori sought out Livvi, who confirmed that the dream was a vision—a calling from the spirits of his ancestors. Livvi’s expression was grave as she explained that Yori’s quest would be fraught with peril. The Red Raven Hobgoblins were just one of many threats. Dark forces were stirring, and the balance of the world was at risk.</text:p>
      <text:p text:style-name="Text_20_body">Nami, ever loyal, vowed to aid Yori in his quest. They both understood that their journey would be perilous, but they were prepared to face whatever challenges lay ahead. Their bond grew stronger through their shared exploration and training.</text:p>
      <text:p text:style-name="Text_20_body">Amidst the intense atmosphere of their training, Yori’s playful nature continued to surface. One day, after a particularly intense sparring session with Brunn, Yori decided to lighten the mood with one of his infamous pranks. He managed to sneak a potion of temporary transformation into Brunn’s drink. When Brunn took a swig, he was momentarily transformed into a small, fluffy creature, much to the amusement of everyone, including Nami. Brunn’s gruff demeanor softened into an incredulous grin, and he couldn’t help but laugh at the harmless prank. Brunn, though initially startled, took the prank in stride, ruffling Yori’s hair and promising a payback of his own. This playful camaraderie added a lighter touch to the otherwise serious atmosphere of the abbey, strengthening the bonds between Yori, Nami, and their mentors.</text:p>
      <text:h text:style-name="P1" text:outline-level="3">Chapter 3: The Journey Begins</text:h>
      <text:p text:style-name="Text_20_body">The day finally arrived when Yori and Nami were ready to leave the Sanctuary of the Moon. Livvi and Brunn, having prepared them for the journey ahead, presented gifts to aid them on their quest.</text:p>
      <text:p text:style-name="Text_20_body">Livvi, with a solemn expression, handed Yori a pendant infused with protective magic. The pendant, a delicate silver crescent moon, shimmered with an inner light that promised to shield Yori from harm. Alongside it, Livvi provided Yori with basic gear, ensuring he was well-equipped for the challenges that lay ahead.</text:p>
      <text:p text:style-name="Text_20_body">Brunn, ever the master craftsman, presented Nami with a finely crafted long dagger, its blade enchanted to be as light as a feather and as sharp as a dragon’s fang. He also gave her a short bow with a crescent moon etched into its handle, a symbol of both grace and precision. The weapons were a testament to Brunn’s skill and a reminder of the support they had from their allies.</text:p>
      <text:p text:style-name="Text_20_body"><text:soft-page-break/>With their gifts in hand, Livvi and Brunn escorted Yori and Nami to the edge of the abbey’s grounds. The path ahead led into the dense, shadowy forest that marked the beginning of their journey. “The road ahead is uncertain,” Livvi said softly, her voice imbued with both wisdom and concern. “But remember, you are never alone. The spirits of your ancestors walk with you, and the Sanctuary will always be here if you need to return.”</text:p>
      <text:p text:style-name="Text_20_body">With those words, Yori and Nami stepped onto the path, their hearts heavy with the weight of their mission but also filled with a sense of purpose. The first step of their journey was to locate the elf, Arin, who held the twin dagger. However, their ultimate goal extended far beyond this; they needed to unite the scattered Vulpiri tribes and reclaim the legacy that had been stolen from them.</text:p>
      <text:p text:style-name="Text_20_body">As they ventured into the wilderness, Yori and Nami felt the weight of their destiny pressing upon them. The forest, thick with ancient magic and the whispers of long-forgotten spirits, seemed to welcome them into its embrace. Their journey had just begun, and the path was fraught with both danger and promise.</text:p>
      <text:h text:style-name="P1" text:outline-level="3">Chapter 4: The Forest of Whispers</text:h>
      <text:p text:style-name="Text_20_body">The forest they entered was unlike any they had seen before. The trees were ancient, their twisted roots forming natural arches and tunnels. The air was thick with the scent of moss and earth, and the sounds of wildlife echoed through the dense underbrush. But there was also something else—a faint whispering that seemed to come from the very trees themselves.</text:p>
      <text:p text:style-name="Text_20_body">Yori and Nami followed the path, but it wasn’t long before they realized they were being watched. Shadows flitted between the trees, and strange symbols appeared on the bark as they passed. Yori reached for his dagger, feeling its comforting weight in his hand. He knew that the forest was testing them, probing their resolve.</text:p>
      <text:p text:style-name="Text_20_body">As night fell, the whispers grew louder, forming words that Yori could barely understand. They spoke of an ancient guardian who protected the forest, a spirit of great power who had once been allied with the Vulpiri. If they could find this guardian and earn its trust, it might provide them with the guidance they needed.</text:p>
      <text:p text:style-name="Text_20_body">But the path was treacherous. The forest seemed to twist and change, leading them in circles. Yori and Nami were forced to rely on their instincts, and the bond they shared, to navigate the labyrinth of trees and shadows. Just when they thought they might be lost, they came upon a clearing bathed in silver moonlight.</text:p>
      <text:p text:style-name="Text_20_body">In the center of the clearing stood a towering oak tree, its branches reaching towards the sky like ancient arms. At its base sat a figure, cloaked in shadow, with eyes that glowed like embers. Yori and Nami approached cautiously, knowing they were in the presence of the forest’s guardia<text:span text:style-name="T5">ns</text:span></text:p>
      <text:h text:style-name="P1" text:outline-level="3">Chapter 5: The Guardian’s Test</text:h>
      <text:p text:style-name="Text_20_body">The guardian, a being of immense power, regarded them with a gaze that seemed to pierce their very souls. “Why have you come, Vulpiri?” it asked, its voice a deep rumble that resonated through the earth.</text:p>
      <text:p text:style-name="Text_20_body">Yori stepped forward, holding out the dagger. “We seek to restore our people and reclaim the legacy that was taken from us,” he said, his voice steady. “We need your guidance.”</text:p>
      <text:p text:style-name="Text_20_body">The guardian remained silent for a long moment, as if weighing their words. Then, it rose to its full height, towering over them. “To prove your worth, you must pass the test of the forest,” it declared. “Only then will I grant you the knowledge you seek.”</text:p>
      <text:p text:style-name="Text_20_body">The test was grueling. Yori and Nami were separated, each facing their own challenges within the forest. Yori found himself in a maze of memories, reliving the night of the attack on his village. He was forced to confront his fear, his anger, and his guilt, battling not just physical enemies, but the darkness within his own heart.</text:p>
      <text:p text:style-name="Text_20_body"><text:soft-page-break/>Nami, meanwhile, faced her own trial—a battle of wits with a cunning spirit that took the form of a fox. The spirit taunted her, trying to break her resolve, but she stood firm, drawing on the strength she had gained from her training.</text:p>
      <text:p text:style-name="Text_20_body">In the end, both of them emerged victorious, their bonds with each other and their own spirits stronger than ever. When they returned to the clearing, the guardian was waiting for them. “You have passed the test,” it said, its voice softer now. “The path ahead is still fraught with danger, but you have proven yourselves worthy. I will grant you the guidance you seek.”</text:p>
      <text:p text:style-name="Text_20_body">The guardian revealed that the Red Raven Hobgoblins were part of a larger conspiracy, one that threatened not just the Vulpiri, but all the free peoples of the land. The Hobgoblins served a dark master, one who sought to bring about an age of chaos and destruction. To stop them, Yori and Nami would need to gather allies and uncover the secrets of their past, hidden deep within the ancient ruins of their homeland.</text:p>
      <text:h text:style-name="P1" text:outline-level="3">Chapter 6: The Road to the Lost City</text:h>
      <text:p text:style-name="Text_20_body">With the guardian’s blessing, Yori and Nami continued their journey, their spirits lifted by the knowledge they had gained. The road ahead was long, but they were no longer alone. The forest itself seemed to guide them, the trees parting to reveal hidden paths and the whispering winds carrying messages of encouragement.</text:p>
      <text:p text:style-name="Text_20_body">Their next destination was the Lost City of the Vulpiri, an ancient ruin that lay hidden in the mountains, far from any human settlement. According to the guardian, the city held the key to unlocking the full potential of the twin daggers, as well as the secrets of their people’s magic.</text:p>
      <text:p text:style-name="Text_20_body">But the journey to the Lost City was perilous. They would have to cross treacherous terrain, avoid the patrols of the Red Raven Hobgoblins, and face the trials of the mountain itself. Yet, despite the dangers, Yori and Nami pressed on, their hearts filled with a newfound hope.</text:p>
      <text:p text:style-name="Text_20_body">As they made their way through the mountains, they encountered other travelers—merchants, wanderers, and even a group of adventurers seeking their own fortunes. Some offered help, while others posed a threat, but Yori and Nami handled each encounter with the skills and wisdom they had gained from their training at the abbey.</text:p>
      <text:p text:style-name="Text_20_body">Finally, after many days of travel, they reached the entrance to the Lost City. The ruins were ancient, with towering stone structures covered in vines and moss. The air was thick with the scent of old magic, and the ground beneath their feet seemed to hum with power.</text:p>
      <text:p text:style-name="Text_20_body">But as they stepped into the city, they felt a presence watching them—an unseen force that had been waiting for them to arrive. Yori gripped his dagger tightly, ready for whatever lay ahead. The journey was far from over, but with each step, they were closer to reclaiming their legacy and bringing justice to their people.</text:p>
      <text:p text:style-name="Text_20_body"/>
      <text:h text:style-name="P1" text:outline-level="3">Chapter 7: The Whispering Ruins</text:h>
      <text:p text:style-name="Text_20_body">The Lost City of the Vulpiri was an eerie and solemn place, filled with the echoes of a once-thriving civilization. The ruins stretched out before Yori and Nami, a labyrinth of crumbling stone buildings, overgrown with vines and moss. Ancient statues, worn smooth by time, stood as silent sentinels, their expressions unreadable but somehow sad. The city had been abandoned for centuries, yet the air was thick with the lingering presence of old magic.</text:p>
      <text:p text:style-name="Text_20_body"><text:soft-page-break/>As they ventured deeper into the city, Yori and Nami noticed strange symbols etched into the walls of the buildings. The symbols glowed faintly with a soft blue light, as if they were still alive with the magic of the Vulpiri. Yori's pendant hummed in response, vibrating gently against his chest.</text:p>
      <text:p text:style-name="Text_20_body">“This place... it’s like it’s calling to us,” Nami whispered, her eyes wide with wonder.</text:p>
      <text:p text:style-name="Text_20_body">Yori nodded, feeling the same pull. “The guardian said we would find answers here. We just need to figure out where to look.”</text:p>
      <text:p text:style-name="Text_20_body">They spent hours exploring the city, searching for any clue that might help them understand the secrets of their people. The further they went, the more oppressive the atmosphere became, as if the city itself was testing them, much like the forest had done. Finally, they came upon a grand temple at the heart of the city, its entrance flanked by two massive Vulpiri statues. Unlike the rest of the ruins, the temple was remarkably well-preserved, as if protected by an invisible force.</text:p>
      <text:p text:style-name="Text_20_body">Inside, the temple was filled with ancient relics and artifacts—statues of Vulpiri warriors, ceremonial masks, and old scrolls covered in indecipherable text. But what caught Yori’s eye was a large mural painted on the far wall. It depicted a battle between the Vulpiri and a dark, shadowy figure surrounded by hobgoblins. At the center of the mural were two Vulpiri, one holding a pair of glowing daggers, standing against the dark figure.</text:p>
      <text:p text:style-name="Text_20_body">As they studied the mural, Nami noticed something curious—a hidden compartment at the base of the wall, almost imperceptible to the eye. She carefully pried it open to reveal a small, ornate box, decorated with intricate carvings that matched the symbols on the walls.</text:p>
      <text:p text:style-name="Text_20_body">Yori opened the box with trembling hands, revealing a worn, yellowed parchment inside. The parchment contained a map, marked with symbols and a series of instructions written in the ancient Vulpiri language. It seemed to show a path leading out of the city, over the mountains, and to a distant town.</text:p>
      <text:p text:style-name="Text_20_body">“What do you think this means?” Nami asked, her voice tinged with excitement.</text:p>
      <text:p text:style-name="Text_20_body">Yori furrowed his brow, studying the map. “This is a map of the old Vulpiri trade routes,” he said slowly. “The path leads to a town on the other side of the mountains. It must be important—otherwise, why would it be hidden here?”</text:p>
      <text:p text:style-name="Text_20_body">He turned to look at the mural again. “I think this town might hold the key to understanding who the shadowy figure is. If we can find out more about our enemies and their connection to the hobgoblins, we’ll have a better chance of stopping them.”</text:p>
      <text:p text:style-name="Text_20_body"/>
      <text:h text:style-name="P2" text:outline-level="3">Chapter 8: The Journey Over the Mountains</text:h>
      <text:p text:style-name="Text_20_body">With the map in hand, Yori and Nami left the Lost City behind, setting out on a new leg of their journey. The path led them through the rugged mountain terrain, where the air grew thinner and the temperature dropped. The mountains were treacherous, with narrow passes, steep cliffs, and the constant threat of rockslides. But the two adventurers pressed on, determined to reach the town marked on the map.</text:p>
      <text:p text:style-name="Text_20_body">As they traveled, they encountered more signs of the Red Raven Hobgoblins. They found abandoned campsites, evidence of recent patrols, and even a few crude traps set along the path. It was clear that the hobgoblins were searching for something—or someone—among the mountains. Yori and <text:span text:style-name="T6">Nami </text:span>stayed alert, knowing that they were walking a dangerous path.</text:p>
      <text:p text:style-name="Text_20_body"><text:soft-page-break/>After several days of difficult travel, they finally crested the mountain pass and saw the town below. It was a small, bustling settlement nestled in a valley, surrounded by towering peaks. The town, known as Frostholm, was a hub of trade for travelers and merchants passing through the mountains. Despite its size, it was well-fortified, with high stone walls and watchtowers overlooking the surrounding area.</text:p>
      <text:p text:style-name="Text_20_body">As they approached the town, Yori and Nami noticed that the townsfolk seemed uneasy. The gates were heavily guarded, and there was a tension in the air, as if the town was preparing for something—or perhaps hiding from something.</text:p>
      <text:p text:style-name="Text_20_body">They entered Frostholm under the watchful eyes of the guards and made their way to the town square. There, they found a notice board covered in posters and announcements. One of the posters caught Yori’s attention—a call for adventurers to investigate strange occurrences in the nearby mountains, with a generous reward offered for any information that could help the town.</text:p>
      <text:p text:style-name="Text_20_body">“This could be related to the hobgoblins,” Yori said, showing the poster to Nami. “If something strange is happening in these mountains, it might be connected to the shadowy figure in the mural.”</text:p>
      <text:p text:style-name="Text_20_body">Nami nodded in agreement. “We should talk to the town leaders. Maybe they know more about what’s been going on.”</text:p>
      <text:p text:style-name="Text_20_body">They made their way to the town’s main hall, where they were greeted by the mayor, a stern-looking man with a gray beard and piercing blue eyes. The mayor introduced himself as Osric Thorn, a former adventurer who had retired to Frostholm after years of exploring the wilds.</text:p>
      <text:p text:style-name="Text_20_body">“What brings you to Frostholm?” Osric asked, eyeing them warily.</text:p>
      <text:p text:style-name="Text_20_body">Yori explained their journey, carefully omitting the details about the Lost City and the twin daggers. He told the mayor about the map they had found and their suspicion that the hobgoblins were involved in whatever was happening in the mountains.</text:p>
      <text:p text:style-name="Text_20_body">Osric listened carefully, his expression growing more serious as Yori spoke. When he finished, the mayor leaned back in his chair, deep in thought. “You’re not the first to mention the hobgoblins,” he said after a long pause. “We’ve had reports of their activity increasing in the area, but no one knows why. We’ve also had travelers disappear on the road to Frostholm, and strange lights have been seen in the mountains at night.”</text:p>
      <text:p text:style-name="Text_20_body">He sighed, rubbing his temples. “This town is on edge, and for good reason. Whatever is happening out there, it’s not natural. If you’re willing to help us, I can provide you with supplies and a place to stay. In return, I need you to find out what’s going on and put a stop to it, if you can.”</text:p>
      <text:p text:style-name="Text_20_body">Yori and Nami exchanged a glance, both nodding in agreement. “We’ll help,” Yori said. “But we’ll need more information. Is there anyone in town who might know more about the strange occurrences?”</text:p>
      <text:p text:style-name="Text_20_body">Osric thought for a moment before nodding. “There’s an old hermit who lives just outside of town. He’s a bit... eccentric, but he knows these mountains better than anyone. If anyone has seen something strange, it would be him. His name is Alaric. You can find his cabin at the edge of the forest, just west of here.”</text:p>
      <text:h text:style-name="P2" text:outline-level="3">Chapter 9: The Hermit’s Warning</text:h>
      <text:p text:style-name="Text_20_body">The next morning, Yori and Nami set out to find Alaric, the hermit. The path to his cabin was overgrown, winding through dense forest and rocky terrain. As they approached the cabin, they noticed that the air felt colder, and the trees seemed to close in around them, their branches twisted and gnarled.</text:p>
      <text:p text:style-name="Text_20_body"><text:soft-page-break/>Alaric’s cabin was small and weathered, with smoke curling from the chimney. The door creaked open as they approached, revealing an old man with wild, unkempt hair and a long, scraggly beard. His eyes were sharp and bright, belying his age.</text:p>
      <text:p text:style-name="Text_20_body">“You’re not from around here,” Alaric said, his voice gravelly. “What brings you to my doorstep?”</text:p>
      <text:p text:style-name="Text_20_body">Yori explained their mission and the strange occurrences in the mountains. Alaric listened intently, his eyes narrowing as Yori described the mural and the shadowy figure.</text:p>
      <text:p text:style-name="Text_20_body">When Yori finished, Alaric remained silent for a long time, staring into the distance as if lost in thought. Finally, he spoke, his voice low and serious. “You’re dealing with forces you don’t understand,” he said. “The shadow you saw in that mural is no ordinary enemy. It’s a dark spirit, an ancient evil that has been stirring in these mountains for centuries. The hobgoblins serve it, but they are merely its pawns.”</text:p>
      <text:p text:style-name="Text_20_body">Alaric stood and walked to a shelf, pulling down an old, dusty book. He flipped through the pages, stopping at an illustration of a monstrous figure, shrouded in darkness. “This is the creature you’re up against,” he said, showing them the page. “It’s called the Nightshroud. It was sealed away long ago by the Vulpiri, but it’s been growing stronger, feeding on the fear and chaos in the world. If it breaks free, it will bring destruction unlike anything you’ve ever seen.”</text:p>
      <text:p text:style-name="Text_20_body">Yori felt a chill run down his spine as he looked at the image. “How do we stop it?” he asked, his voice tense.</text:p>
      <text:p text:style-name="Text_20_body">Alaric closed the book with a heavy thud. “There is a way,” he said, “but it won’t be easy. You’ll need to gather the ancient relics of the Vulpiri—the twin daggers are just the beginning. There are other artifacts hidden throughout these mountains, each one holding a piece of the power needed to seal the Nightshroud away for good.”</text:p>
      <text:p text:style-name="Text_20_body">He pointed to the map they had found in the Lost City. “This map will guide you, but be warned—others will be seeking these relics as well, and the Nightshroud will do everything in its power to stop you. You must be prepared for the battle ahead.”</text:p>
      <text:p text:style-name="Text_20_body">Yori and Nami exchanged a determined look. They had come this far, and they weren’t about to turn back now. “We’ll find the relics,” Yori said, his voice firm. “We’ll stop the Nightshroud.”</text:p>
      <text:p text:style-name="Text_20_body">Alaric nodded, a glint of respect in his eyes. “Then you have my blessing,” he said. “Go now, and may the spirits of the Vulpiri guide you.”</text:p>
      <text:p text:style-name="Text_20_body">With Alaric’s warning echoing in their minds, Yori and Nami set off on their next journey, the weight of their mission heavy on their shoulders. The path ahead would be dangerous, but they were ready to face whatever challenges lay in their way. Their quest had taken on a new urgency—no longer just a journey of revenge, but a fight to protect their world from an ancient evil that threatened to consume everything they held dear.</text:p>
      <text:h text:style-name="P3" text:outline-level="3"/>
      <text:h text:style-name="P3" text:outline-level="3">Chapter <text:span text:style-name="T7">10 Earning</text:span> Trust and Coin </text:h>
      <text:p text:style-name="Text_20_body">Over the next few weeks, Yori and Nami took on various quests around Frostholm, helping the townspeople and earning coin to fund their journey. They cleared out nearby Red Raven camps, ensuring that the roads were safe for trade once more. They delved into abandoned mines, hunted dangerous beasts, and even retrieved lost heirlooms from haunted woods.</text:p>
      <text:p text:style-name="Text_20_body"><text:soft-page-break/>Their efforts didn’t go unnoticed. The townsfolk began to trust them, and the once-uneasy glances turned into friendly waves and nods of appreciation. But as they grew closer to the people of Frostholm, the threat of the Red Ravens loomed ever larger.</text:p>
      <text:p text:style-name="Text_20_body">One evening, while sitting in the mayor’s study, Yori and Nami realized that their presence in the town had become a liability. The Red Ravens were closing in, and it was only a matter of time before they brought their wrath upon Frostholm.</text:p>
      <text:p text:style-name="Text_20_body">“We have to leave,” Yori said quietly, looking out the window at the peaceful town. “If we stay, we’ll only put these people in more danger.”</text:p>
      <text:p text:style-name="Text_20_body">Nami nodded, though her heart was heavy. “We should tell the mayor. He’s done so much for us.”</text:p>
      <text:p text:style-name="Text_20_body">They met with Mayor Osric the next morning, explaining their decision to leave Frostholm. The mayor listened in silence, his expression unreadable. When they finished, he stood and shook their hands, a warm smile spreading across his face.</text:p>
      <text:p text:style-name="Text_20_body">“The town will miss you, especially the little Vulpiri,” he said.</text:p>
      <text:p text:style-name="Text_20_body">Yori and Nami exchanged a surprised glance. “How... how did you know?” Nami asked, her eyes wide.</text:p>
      <text:p text:style-name="Text_20_body">The mayor chuckled. “As soon as you two entered my town. The townsfolk didn’t say anything because they wanted you to be comfortable... even if a few shiny things have gone missing here and there,” he added with a wink. “But you two have done so much. Thanks to you, we can now trade with other villages and towns without fear of the Red Ravens.”</text:p>
      <text:p text:style-name="Text_20_body">Touched by his words, Yori and Nami dropped their illusion magic, revealing their true Vulpiri forms. The mayor’s smile widened as he raised a tankard of ale in their honor.</text:p>
      <text:p text:style-name="Text_20_body">“There y’all are. Be proud of your Vulpiri heritage,” he said, toasting them.</text:p>
      <text:p text:style-name="Text_20_body">He then turned and opened a drawer in his desk, pulling out two gold coins. “I wish I could do more to help, but the treasury is still recovering,” he said, handing them each a coin. “This quest you’re on... it’s a long and dangerous one. But you’ve brought joy back to this town in such a short amount of time. Both of you are always welcome here.”</text:p>
      <text:p text:style-name="Text_20_body">Yori and Nami were overwhelmed by the kindness and warmth of the mayor and the townspeople. As they walked through Frostholm, showing their true forms, the townsfolk came out to see them off. They were given little gifts—flowers, wooden carved foxes, and even small sacks of blueberries from the baker.</text:p>
      <text:p text:style-name="Text_20_body">“I knew it was you two stealing my blueberries from time to time,” the baker said with a laugh, handing the sacks to them. Nami hugged him joyfully, her heart full of gratitude.</text:p>
      <text:p text:style-name="Text_20_body">As they neared the town gates, the guards pounded their spears on the ground, the gates swinging wide in a show of respect. Yori and Nami turned to wave at the townsfolk one last time before the gates closed behind them. Nami was on the verge of tears, feeling both happy and sad to leave.</text:p>
      <text:p text:style-name="Text_20_body">Once outside, they changed into their Tiefling forms, ready to continue their journey. They traveled for a few days, maybe even two weeks, though time seemed to blur as they moved through the forest. For the Vulpiri, time was not a pressing concern.</text:p>
      <text:h text:style-name="P2" text:outline-level="3"><text:soft-page-break/>Chapter 10: The Village of Oakhurst</text:h>
      <text:p text:style-name="Text_20_body">As the sun dipped below the horizon, its golden rays bathed the village of Oakhurst in a warm, ethereal light. Yori and Nami made their way through the winding cobblestone streets, their minds buzzing with excitement. The quaint village had already captured their hearts, and now, as they approached the modest home of Elias, the village’s mayor, they were ready to take the next step in their journey.</text:p>
      <text:p text:style-name="Text_20_body">The mayor’s house was humble, with ivy creeping up its stone walls and flowers blooming in the garden. Inside, Elias greeted them warmly, his weathered face lighting up with curiosity as they explained their vision for Cozy Corner. Yori, ever meticulous, had planned every detail of the meeting, ensuring that their proposal was both compelling and practical.</text:p>
      <text:p text:style-name="Text_20_body">After hearing their plan to establish Cozy Corner on the picturesque fifty-acre plot just outside the village, Elias leaned back in his chair, his fingers steepled as he considered the offer. The idea of a new venue that would attract visitors and bring the community together had already piqued his interest, but Yori had one final element to present—a payment that would leave a lasting impression.</text:p>
      <text:p text:style-name="Text_20_body">With a deliberate motion, Yori reached into his pouch and produced an emerald the size of an apple. The gem’s vibrant green surface shimmered as it caught the last light of the day, filling the room with a soft, enchanting glow. The stone was flawless, a testament to Yori’s unmatched skill as a jewel smith. Its brilliance drew a gasp from Elias, whose eyes widened in awe.</text:p>
      <text:p text:style-name="Text_20_body">“This,” Yori said, placing the emerald gently on the mayor’s desk, “is our payment for the land. It’s a token of our commitment to this village and the dream we wish to build.”</text:p>
      <text:p text:style-name="Text_20_body">Elias marveled at the gem, knowing that it was worth far more than the land itself. The sincerity in Yori’s voice, combined with the sheer beauty of the emerald, left no room for doubt. He nodded slowly, appreciation evident in his eyes. “You’ve certainly made your case, Yori. The land is yours.”</text:p>
      <text:p text:style-name="Text_20_body">With the agreement settled, Elias began to draw up the deed. The quill scratched softly against the parchment as he carefully inscribed the names “Naim Autumnwood” and “Yori Sunblaze,” binding them to the land that would soon become their home. As the ink dried, Yori subtly added an intricate flourish to his signature—a small, hidden symbol that only Nami would recognize. It was a personal message, a reminder of their bond and the journey they had undertaken together. When Nami would later examine the deed, she would find the secret note embedded in the elegant calligraphy, a message of love and unwavering support from Yori.</text:p>
      <text:p text:style-name="Text_20_body">When the deed was complete, Elias handed it to Yori with a smile. “This land is now yours. May it bring you prosperity and happiness.”</text:p>
      <text:p text:style-name="Text_20_body">Yori accepted the deed with a bow, his heart swelling with pride and gratitude. As they left the mayor’s home, the deed safely tucked away, Yori and Nami couldn’t help but feel a sense of excitement for what lay ahead. The fifty-acre plot they had acquired was more than just a piece of land—it was the foundation of their dream, a place where they could create something truly special.</text:p>
      <text:p text:style-name="Text_20_body">Before they could set up their Cozy Corner, however, Yori and Nami knew they needed to immerse themselves further into the life of Oakhurst. The village had welcomed them with open arms, but there was still much to learn and many connections to forge. They decided to take on a few jobs within the village, both to earn additional coin and to integrate more deeply with the townsfolk.</text:p>
      <text:p text:style-name="Text_20_body">Yori’s reputation as a skilled jewel smith spread quickly through the village, and it wasn’t long before he was commissioned to repair and create jewelry for the villagers. In a small workshop lent to him by the local <text:soft-page-break/>blacksmith, Yori worked diligently, transforming old family heirlooms into gleaming treasures and crafting delicate rings, pendants, and brooches that captured the essence of the surrounding forest. Each piece he created was a testament to his expertise and passion, and soon, his jewelry adorned the necks and fingers of many in the village.</text:p>
      <text:p text:style-name="Text_20_body">Meanwhile, Nami found herself at the heart of the village’s social scene. Grun, the burly and good-natured ork who owned the local tavern, welcomed her into his kitchen with open arms. Nami’s skills as a cook quickly became the talk of the town. She had a natural talent for turning simple ingredients into mouthwatering dishes, and her warm personality made her a favorite among the patrons. Every evening, the tavern filled with the tantalizing aromas of her cooking, and the villagers eagerly awaited the meals she prepared.</text:p>
      <text:p text:style-name="Text_20_body">For a time, Yori and Nami settled into this rhythm, working alongside the villagers and becoming a part of the community. The jobs they took on not only provided them with the means to support themselves but also allowed them to form bonds with the people of Oakhurst. The villagers grew to appreciate Yori’s meticulous craftsmanship and Nami’s culinary talents, and soon, the pair became beloved figures in the town.</text:p>
      <text:p text:style-name="Text_20_body">Despite their success, the vision of Cozy Corner remained ever-present in their minds. The land they had acquired was more than just a plot of earth—it was a place filled with potential. The fifty acres were adorned with wild blueberry bushes, their fruits ripening in the late summer sun. A clear, sparkling creek meandered through the property, its gentle waters singing a soothing melody that would serve as the perfect backdrop for their Cozy Corner.</text:p>
      <text:h text:style-name="P2" text:outline-level="3">Chapter 11: The Cozy Corner</text:h>
      <text:p text:style-name="Text_20_body">After gaining the approval of Oakhurst’s leadership, Yori and Nami set out to establish their Cozy Corner venue on the land they had acquired. The plot was nestled just east of the main gate, along a small forested path that led to a secluded clearing. The area was perfect, surrounded by towering oaks that provided shade throughout the day, and with enough space to accommodate several large tents. Nami immediately fell in love with the location, not just for its natural beauty, but also for the abundance of wild blueberries and other herbs she could use in her cooking. The nearby creek, with its clear, deep waters, added to the charm, creating a serene atmosphere that reminded them both of the village where they were born.</text:p>
      <text:p text:style-name="Text_20_body">Nami spent hours wandering the clearing, mentally planning the layout of their new home and venue. She envisioned small gardens where she could grow herbs and vegetables, and spaces where they could serve their guests in comfort. The work ahead was daunting, but Nami saw it as a noble endeavor, one that would bring their dream to life.</text:p>
      <text:p text:style-name="Text_20_body">Yori, too, found his own corner of the clearing to make his own. He set up a small area where he could continue his work as a jewel smith, crafting simple yet elegant pieces that reflected the beauty of their surroundings. Beside his workshop, he fashioned a makeshift bar from two large barrels and a few planks of wood, where he sold and traded ales from Brunn’s Crescent Moon Brewery. The bar quickly became a favorite gathering spot, and Yori’s friendly demeanor made the Cozy Corner a hub of social activity.</text:p>
      <text:p text:style-name="Text_20_body">One evening, after the tent had closed and the villagers had retired for the night, Yori approached Nami with a gift he had been working on in secret. With a gentle smile, he presented her with a necklace he had crafted—a simple yet elegant piece strung on a strong leather cord, with gold wire spiraling around an emerald that perfectly matched Nami’s green eyes.</text:p>
      <text:p text:style-name="Text_20_body">Nami’s eyes widened in surprise and delight as she accepted the gift. “Yori, it’s beautiful,” she said, her voice filled with emotion.</text:p>
      <text:p text:style-name="Text_20_body"><text:soft-page-break/>Yori’s smile widened. “I just wanted to show you how much you mean to me,” he said softly. “You’ve brought so much joy and warmth into my life and into the lives of everyone in this village.”</text:p>
      <text:p text:style-name="Text_20_body">Nami embraced him, her heart full. “Thank you, Yori. It’s perfect,” she replied, her voice trembling with gratitude.</text:p>
      <text:p text:style-name="Text_20_body">As the days passed, Yori and Nami became more accustomed to the day-to-day happenings of Oakhurst. They welcomed the regulars who showed up at Cozy Corner in the mid-afternoon, giving them time to complete their morning chores. Occasionally, they had to inform guests that the Cozy Corner would be closed for a few days while they embarked on bigger quests. Fortunately, they could pack up the entire venue and their home into the enchanted satchel sent by Livvi, which had arrived with a note from Brunn. The note mentioned that Brunn would supply the ale for Cozy Corner, with the condition that he receive a small, agreeable fee. It also included a portal charm that allowed them to receive ale deliveries whenever needed.</text:p>
      <text:p text:style-name="Text_20_body">Among their regulars were a Hobgoblin named Gromm, a Bugbear named Rusk, and a Goblin named Pim. The trio always sat near the bar, enjoying their drinks and quietly chatting among themselves. They never caused trouble, and over time, Yori grew to trust them, despite his initial wariness of Hobgoblins. Gromm and his crew proved to be good company, even going so far as to eject a drunken Dwarf who had tried to start a fight one evening.</text:p>
      <text:p text:style-name="Text_20_body">Even Mayor Elias would stop by occasionally, enjoying the warm atmosphere of Cozy Corner. Grun, the tavern keeper, also became a regular visitor, teasing Yori about their little corner and engaging in a friendly competition to see who could attract more patrons. Despite the rivalry, the atmosphere was always light-hearted and welcoming. Most nights were smooth, never too busy for Nami and Yori to keep up with their guests' needs. The Cozy Corner was more than just a business—it was a place where people could gather, share stories, and enjoy good food and drink in a warm, inviting atmosphere.</text:p>
      <text:p text:style-name="Text_20_body">In the quiet moments, Yori would gaze at the land they had claimed as their own. This was more than just a temporary setup for their traveling tavern. It was the beginning of something much bigger—a new chapter in their lives. The fifty acres, once just a patch of earth, had become their home. It had become <text:span text:style-name="T8">the</text:span> Cozy Corner.</text:p>
      <text:p text:style-name="P4">As the last of the guests departed for the night, Yori and Nami began the familiar routine of tidying up Cozy Corner. The tent flaps fluttered in the evening breeze, and the warmth of the lanterns cast a gentle glow over the clearing. Yori extinguished the fire pit, while Nami stacked the last of the dishes by the washing station, both lost in the comforting rhythm of their work.</text:p>
      <text:p text:style-name="Text_20_body">Just as they were about to retreat to their tent, a shadowy figure emerged from the edge of the clearing. The figure wore a dark cloak and carried a small, glowing lantern that illuminated the path ahead. Yori tensed at the sudden arrival, his hand instinctively drifting toward the dagger at his side, but as the figure drew closer, he saw the unmistakable seal of the mayor on the messenger’s tunic. Relaxing, he motioned for Nami to join him as the messenger approached.</text:p>
      <text:p text:style-name="Text_20_body"><text:span text:style-name="Strong_20_Emphasis"/></text:p>
      <text:h text:style-name="Heading_20_2" text:outline-level="2"><text:soft-page-break/><text:span text:style-name="Strong_20_Emphasis"/></text:h>
      <text:h text:style-name="Heading_20_2" text:outline-level="2"/>
      <text:h text:style-name="Heading_20_2" text:outline-level="2"><text:span text:style-name="Strong_20_Emphasis">Chapter 11: The Cozy Corner</text:span></text:h>
      <text:p text:style-name="Text_20_body">The clearing does not feel empty.</text:p>
      <text:p text:style-name="Text_20_body">Even before the first tent pole is raised, the land seems to recognize them. Oaks stand wide and patient, their roots forming natural boundaries. A narrow creek curves along the eastern edge, its water clear and steady, never rushing, never still.</text:p>
      <text:p text:style-name="Text_20_body">Oakmere hums just beyond the trees—close enough to feel, far enough to breathe.</text:p>
      <text:p text:style-name="Text_20_body">They start small. On purpose.</text:p>
      <text:p text:style-name="Text_20_body">The Cozy Corner begins as a large, weather-worn tent, stitched thick and reinforced at the seams. It goes up in a single afternoon, canvas snapping softly in the breeze. Lantern hooks are set. A fire pit is dug and ringed with stone. Wooden tables follow, then benches smoothed by hand.</text:p>
      <text:p text:style-name="Text_20_body">Nami moves through the space like she’s remembering something she hasn’t seen in years.</text:p>
      <text:p text:style-name="Text_20_body">Blueberry bushes grow wild along the tree line. She gathers without stripping them bare. Herbs cling to the creek banks, familiar and forgiving. By dusk, the air smells like stew and smoke and bread warming near the fire.</text:p>
      <text:p text:style-name="Text_20_body">Yori claims the western edge of the clearing. His workbench is simple—portable, precise. Jewels come later. Repairs first. Rings resized. Clasps mended. Old things made useful again.</text:p>
      <text:p text:style-name="Text_20_body">Beside it, he sets two barrels on their sides, boards laid across them to form a bar.</text:p>
      <text:p text:style-name="Text_20_body">The crescent moon brand is burned deep into the wood.</text:p>
      <text:p text:style-name="Text_20_body">Crescent Moon Brewery.</text:p>
      <text:p text:style-name="Text_20_body">Brunn’s work.</text:p>
      <text:p text:style-name="Text_20_body">No note. No explanation. Just trust, delivered.</text:p>
      <text:p text:style-name="Text_20_body">By the third evening, people begin to come.</text:p>
      <text:p text:style-name="Text_20_body">Not crowds. Not curiosity seekers.</text:p>
      <text:p text:style-name="Text_20_body">Regulars.</text:p>
      <text:p text:style-name="Text_20_body">They sit close to the fire. They talk low. They stay longer than planned.</text:p>
      <text:p text:style-name="Text_20_body">The Cozy Corner doesn’t announce itself. It <text:span text:style-name="Emphasis">waits</text:span>.</text:p>
      <text:p text:style-name="P5"/>
      <text:h text:style-name="P6" text:outline-level="3">The Satchel and the Promise</text:h>
      <text:p text:style-name="Text_20_body">The enchanted satchel arrives a week later. No fanfare. Just a courier, dusty and grinning, who hands it over with a sealed note and a wink. Livvi’s magic hums faintly through the leather—folding space, not crushing it. The tent. The tables. The cookware. Even the fire pit stones can be packed away without strain.</text:p>
      <text:p text:style-name="Text_20_body"><text:soft-page-break/><text:span text:style-name="Emphasis">For when the road calls again,</text:span> the note reads.<text:line-break/><text:span text:style-name="Emphasis">Until you decide it doesn’t.</text:span></text:p>
      <text:p text:style-name="Text_20_body">They don’t talk about the cabin yet. But they both see it.</text:p>
      <text:p text:style-name="Text_20_body">A long, open hall of wood and stone. Wide doors that fold back to welcome summer air. Fire pits sunk deep for winter nights. A place that doesn’t travel because it doesn’t have to. Someday.</text:p>
      <text:h text:style-name="P6" text:outline-level="3">The People Who Stay</text:h>
      <text:p text:style-name="Text_20_body">Gromm arrives first.</text:p>
      <text:p text:style-name="Text_20_body">A Hobgoblin with scarred hands and careful eyes. He sits where he can see the clearing’s edge, back to a tree, tankard held like a habit. He doesn’t speak much. Doesn’t need to.</text:p>
      <text:p text:style-name="Text_20_body">Rusk and Pim follow soon after. Bugbear and Goblin, mismatched and inseparable. They laugh quietly. They never start trouble.</text:p>
      <text:p text:style-name="Text_20_body">They end it.</text:p>
      <text:p text:style-name="Text_20_body">When a drunken dwarf tests the wrong boundary, it’s Gromm who stands first. The problem leaves politely.</text:p>
      <text:p text:style-name="Text_20_body">After that, no one tests anything.</text:p>
      <text:p text:style-name="Text_20_body">Mayor Elias stops by one evening, no escort, no announcement. He drinks cider. Compliments the stew. Watches people more than the fire.</text:p>
      <text:p text:style-name="Text_20_body">Grun comes too—teasing, loud, pretending rivalry where there is none. He brings stories from the tavern and leaves with ideas he didn’t have before.</text:p>
      <text:p text:style-name="Text_20_body">Oakmere doesn’t just accept the Cozy Corner.</text:p>
      <text:p text:style-name="Text_20_body">It uses it.</text:p>
      <text:p text:style-name="P5"/>
      <text:h text:style-name="P6" text:outline-level="3">A Gift in the Quiet</text:h>
      <text:p text:style-name="Text_20_body">Late one night, when the last lantern is dimmed and the clearing breathes again, Yori hands Nami the necklace.</text:p>
      <text:p text:style-name="Text_20_body">Leather cord. Gold wire. An emerald worked just enough to catch the light without stealing it.</text:p>
      <text:p text:style-name="Text_20_body">She doesn’t speak at first. Then she laughs—soft, startled, real. “It’s me,” she finally says. “It’s you,” Yori replies. For the first time in years, the night holds no urgency.</text:p>
      <text:p text:style-name="P5"/>
      <text:h text:style-name="P6" text:outline-level="3">The Messenger</text:h>
      <text:p text:style-name="Text_20_body">They are cleaning when the lantern appears at the edge of the trees.</text:p>
      <text:p text:style-name="Text_20_body">Yori’s hand moves on instinct. Then stills.</text:p>
      <text:p text:style-name="Text_20_body">The seal on the courier’s cloak is Oakmere’s. “Message for you,” the courier says. “From the mayor.”</text:p>
      <text:p text:style-name="Text_20_body">Nami wipes her hands. Mr. Pickles peers out from her hood, alert but calm.Yori takes the note. It isn’t a warning. It’s an invitation.</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27T18:12:18.393000000</meta:creation-date>
    <dc:date>2025-12-12T18:08:20.289005700</dc:date>
    <meta:editing-duration>PT8H34M32S</meta:editing-duration>
    <meta:editing-cycles>11</meta:editing-cycles>
    <meta:generator>LibreOffice/25.2.6.2$Windows_X86_64 LibreOffice_project/729c5bfe710f5eb71ed3bbde9e06a6065e9c6c5d</meta:generator>
    <meta:document-statistic meta:table-count="0" meta:image-count="0" meta:object-count="0" meta:page-count="18" meta:paragraph-count="220" meta:word-count="10597" meta:character-count="61849" meta:non-whitespace-character-count="51510"/>
  </office:meta>
</office:document-meta>
</file>